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automatic-styles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阶段1系统定义 – 基本系统</text:h>
      <text:p text:style-name="Standard"></text:p>
      <text:h text:style-name="Heading_20_2" text:outline-level="2">- 设备配置</text:h>
      <text:p text:style-name="Standard">品牌:</text:p>
      <text:p text:style-name="Standard">型号:</text:p>
      <text:p text:style-name="Standard">CPU信息:</text:p>
      <text:p text:style-name="Standard">RAM大小:</text:p>
      <text:p text:style-name="Standard">程序存储空间大小:</text:p>
      <text:p text:style-name="Standard">内置存储空间大小:</text:p>
      <text:p text:style-name="Standard">SD/TF卡大小:</text:p>
      <text:p text:style-name="Standard">屏幕尺寸:</text:p>
      <text:p text:style-name="Standard">屏幕分辨率:</text:p>
      <text:p text:style-name="Standard">是否支持wifi:</text:p>
      <text:p text:style-name="Standard">是否支持摄象头:</text:p>
      <text:p text:style-name="Standard"/>
      <text:p text:style-name="Standard">Android系统版本:</text:p>
      <text:p text:style-name="Standard">平均启动时间:</text:p>
      <text:p text:style-name="Standard"></text:p>
      <text:h text:style-name="Heading_20_2" text:outline-level="2">- 使用流程</text:h>
      <text:p text:style-name="Standard">1. 欢迎界面,包括封面以及管理界面入口</text:p>
      <text:p text:style-name="Standard">2. 由服务员设置桌号,人数,特别要求,打折等信息并进行确认</text:p>
      <text:p text:style-name="Standard">3. 客户使用菜单查询,挑选,确认,生成订单</text:p>
      <text:p text:style-name="Standard">4. 客户对订单进行确认,若修改,则返回3</text:p>
      <text:p text:style-name="Standard">5. 服务员回收设备并导出订单</text:p>
      <text:p text:style-name="Standard">6. 服务人员通过管理界面进行维护</text:p>
      <text:p text:style-name="Standard"/>
      <text:p text:style-name="Standard"/>
      <text:h text:style-name="Heading_20_2" text:outline-level="2">- 模块构成</text:h>
      <text:p text:style-name="Standard">* 客户信息配置(桌号,忌口,打折卡等)</text:p>
      <text:p text:style-name="Standard">* 分类(按标签)(本地数据库)</text:p>
      <text:p text:style-name="Standard">* 分类查看</text:p>
      <text:p text:style-name="Standard">* 缩略图查看(小图+概述)</text:p>
      <text:p text:style-name="Standard">* 幻灯片查看(全屏大图+详细介绍)</text:p>
      <text:p text:style-name="Standard">* 快速查询(标签,价格)</text:p>
      <text:p text:style-name="Standard">* 购物车系统+</text:p>
      <text:p text:style-name="Standard">* 结果生成</text:p>
      <text:p text:style-name="Standard">* UI风格</text:p>
      <text:p text:style-name="Standard"><text:soft-page-break/>* 按文件夹导入(大,小图+xml说明文件)</text:p>
      <text:p text:style-name="Standard">* 验证码系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文泉驿正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文泉驿正黑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3T19:06:34</meta:creation-date>
    <dc:date>2012-03-13T19:17:36</dc:date>
    <meta:editing-duration>PT8M17S</meta:editing-duration>
    <meta:editing-cycles>8</meta:editing-cycles>
    <meta:generator>LibreOffice/3.5$Linux_x86 LibreOffice_project/350m1$Build-13</meta:generator>
    <meta:document-statistic meta:table-count="0" meta:image-count="0" meta:object-count="0" meta:page-count="2" meta:paragraph-count="36" meta:word-count="161" meta:character-count="406" meta:non-whitespace-character-count="420"/>
  </office:meta>
</office:document-meta>
</file>